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729in" fo:margin-left="-0.7458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3021in"/>
    </style:style>
    <style:style style:name="Table1.C" style:family="table-column">
      <style:table-column-properties style:column-width="0.1354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0.1875in"/>
    </style:style>
    <style:style style:name="Table1.K" style:family="table-column">
      <style:table-column-properties style:column-width="0.1771in"/>
    </style:style>
    <style:style style:name="Table1.g" style:family="table-column">
      <style:table-column-properties style:column-width="0.1833in"/>
    </style:style>
    <style:style style:name="Table1.1" style:family="table-row">
      <style:table-row-properties style:min-row-height="1.5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in" fo:margin-right="-0.6252in" fo:text-indent="-0.4366in" style:auto-text-indent="false" fo:background-color="transparent"/>
      <style:text-properties style:font-name="Chandas" officeooo:rsid="0006c562" officeooo:paragraph-rsid="0006c562"/>
    </style:style>
    <style:style style:name="P2" style:family="paragraph" style:parent-style-name="Standard" style:master-page-name="">
      <loext:graphic-properties draw:fill="none"/>
      <style:paragraph-properties fo:margin-left="0in" fo:margin-right="-0.6252in" fo:text-indent="-0.4366in" style:auto-text-indent="false" style:page-number="auto" fo:background-color="transparent"/>
      <style:text-properties style:font-name="Chandas" officeooo:rsid="0006c562" officeooo:paragraph-rsid="0006c56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562" officeooo:paragraph-rsid="0006c5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bf20" officeooo:paragraph-rsid="0007b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f20" officeooo:paragraph-rsid="0007b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f20" officeooo:paragraph-rsid="0007b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f1b" officeooo:paragraph-rsid="0007c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c562" officeooo:paragraph-rsid="0006c5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7c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ILD CONCERN ANNEX MASTER TIME TABLE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6"/>
        <table:table-column table:style-name="Table1.K"/>
        <table:table-column table:style-name="Table1.E" table:number-columns-repeated="21"/>
        <table:table-column table:style-name="Table1.g"/>
        <table:table-row table:style-name="Table1.1">
          <table:table-cell table:style-name="Table1.A1" office:value-type="string">
            <text:p text:style-name="P10">First <text:span text:style-name="T1">Double Perio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s text:c="4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Second Double Perio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Line946554712586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6:44:18.404038702</meta:creation-date>
    <dc:date>2021-04-22T17:12:49.203341243</dc:date>
    <meta:editing-duration>PT6M9S</meta:editing-duration>
    <meta:editing-cycles>1</meta:editing-cycles>
    <meta:document-statistic meta:table-count="1" meta:image-count="0" meta:object-count="0" meta:page-count="1" meta:paragraph-count="4" meta:word-count="12" meta:character-count="80" meta:non-whitespace-character-count="67"/>
    <meta:generator>LibreOffice/7.0.3.1$Linux_X86_64 LibreOffice_project/00$Build-1</meta:generator>
  </office:meta>
</office:document-meta>
</file>